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C000002BC72EFF3C8.png" manifest:media-type="image/png"/>
  <manifest:file-entry manifest:full-path="Pictures/10000001000002F90000029126EDCDE3.png" manifest:media-type="image/png"/>
  <manifest:file-entry manifest:full-path="Pictures/1000513300005A4B00004DF8A8C68FF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" fo:font-size="48pt" officeooo:rsid="001dcc5c" officeooo:paragraph-rsid="001dcc5c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Lato Black" fo:font-size="28pt" officeooo:rsid="001dcc5c" officeooo:paragraph-rsid="001dcc5c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1453in" svg:y="-0.0626in" svg:width="2.0091in" svg:height="1.7346in" draw:z-index="1"><draw:image xlink:href="Pictures/1000513300005A4B00004DF8A8C68FFA.svg" xlink:type="simple" xlink:show="embed" xlink:actuate="onLoad" draw:mime-type="image/svg+xml"/><draw:image xlink:href="Pictures/10000001000002F90000029126EDCDE3.png" xlink:type="simple" xlink:show="embed" xlink:actuate="onLoad" draw:mime-type="image/png"/></draw:frame>SKRUB WORKSHOP </text:p>
      <text:p text:style-name="P1"/>
      <text:p text:style-name="P2">QR Code for submitting suggestions<draw:frame draw:style-name="fr2" draw:name="Image1" text:anchor-type="char" svg:y="1.7126in" svg:width="4.7366in" svg:height="4.7366in" draw:z-index="0"><draw:image xlink:href="Pictures/10000001000002BC000002BC72EFF3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04:49.706407902</meta:creation-date>
    <dc:date>2025-01-17T15:09:59.660240075</dc:date>
    <meta:editing-duration>PT5M10S</meta:editing-duration>
    <meta:editing-cycles>1</meta:editing-cycles>
    <meta:document-statistic meta:table-count="0" meta:image-count="2" meta:object-count="0" meta:page-count="1" meta:paragraph-count="2" meta:word-count="7" meta:character-count="49" meta:non-whitespace-character-count="43"/>
    <meta:generator>LibreOffice/24.2.7.2$Linux_X86_64 LibreOffice_project/420$Build-2</meta:generator>
  </office:meta>
</office:document-meta>
</file>